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62">
            <text:p>St_10762</text:p>
          </table:table-cell>
          <table:table-cell office:value-type="float" office:value="59.33">
            <text:p>59.33</text:p>
          </table:table-cell>
          <table:table-cell office:value-type="float" office:value="16.38">
            <text:p>16.38</text:p>
          </table:table-cell>
          <table:table-cell office:value-type="float" office:value="4043.34621">
            <text:p>4043.34621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2">
            <text:p>30.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65">
            <text:p>St_10765</text:p>
          </table:table-cell>
          <table:table-cell office:value-type="float" office:value="59.37">
            <text:p>59.37</text:p>
          </table:table-cell>
          <table:table-cell office:value-type="float" office:value="16.38">
            <text:p>16.38</text:p>
          </table:table-cell>
          <table:table-cell office:value-type="float" office:value="3823.6077">
            <text:p>3823.6077</text:p>
          </table:table-cell>
          <table:table-cell office:value-type="float" office:value="130.0">
            <text:p>1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444">
            <text:p>St_9444</text:p>
          </table:table-cell>
          <table:table-cell office:value-type="float" office:value="59.34">
            <text:p>59.34</text:p>
          </table:table-cell>
          <table:table-cell office:value-type="float" office:value="16.44">
            <text:p>16.44</text:p>
          </table:table-cell>
          <table:table-cell office:value-type="float" office:value="4240.484">
            <text:p>4240.484</text:p>
          </table:table-cell>
          <table:table-cell office:value-type="float" office:value="195.0">
            <text:p>19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599">
            <text:p>St_9599</text:p>
          </table:table-cell>
          <table:table-cell office:value-type="float" office:value="59.16">
            <text:p>59.16</text:p>
          </table:table-cell>
          <table:table-cell office:value-type="float" office:value="16.3">
            <text:p>16.3</text:p>
          </table:table-cell>
          <table:table-cell office:value-type="float" office:value="8439.288">
            <text:p>8439.288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0.3">
            <text:p>80.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603">
            <text:p>St_9603</text:p>
          </table:table-cell>
          <table:table-cell office:value-type="float" office:value="59.16">
            <text:p>59.16</text:p>
          </table:table-cell>
          <table:table-cell office:value-type="float" office:value="16.35">
            <text:p>16.35</text:p>
          </table:table-cell>
          <table:table-cell office:value-type="float" office:value="7290.7942">
            <text:p>7290.7942</text:p>
          </table:table-cell>
          <table:table-cell office:value-type="float" office:value="210.0">
            <text:p>2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1.4">
            <text:p>61.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631">
            <text:p>St_9631</text:p>
          </table:table-cell>
          <table:table-cell office:value-type="float" office:value="59.16">
            <text:p>59.16</text:p>
          </table:table-cell>
          <table:table-cell office:value-type="float" office:value="16.32">
            <text:p>16.32</text:p>
          </table:table-cell>
          <table:table-cell office:value-type="float" office:value="8930.2084">
            <text:p>8930.2084</text:p>
          </table:table-cell>
          <table:table-cell office:value-type="float" office:value="325.0">
            <text:p>32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2.8">
            <text:p>92.8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10774">
            <text:p>St_10774</text:p>
          </table:table-cell>
          <table:table-cell office:value-type="float" office:value="59.36">
            <text:p>59.36</text:p>
          </table:table-cell>
          <table:table-cell office:value-type="float" office:value="16.33">
            <text:p>16.33</text:p>
          </table:table-cell>
          <table:table-cell office:value-type="float" office:value="3715.736">
            <text:p>3715.736</text:p>
          </table:table-cell>
          <table:table-cell office:value-type="float" office:value="180.0">
            <text:p>1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0">
            <text:p>28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986">
            <text:p>St_9986</text:p>
          </table:table-cell>
          <table:table-cell office:value-type="float" office:value="59.2">
            <text:p>59.2</text:p>
          </table:table-cell>
          <table:table-cell office:value-type="float" office:value="16.19">
            <text:p>16.19</text:p>
          </table:table-cell>
          <table:table-cell office:value-type="float" office:value="5578.7895">
            <text:p>5578.7895</text:p>
          </table:table-cell>
          <table:table-cell office:value-type="float" office:value="155.0">
            <text:p>15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2.0">
            <text:p>52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  <table:table-row>
          <table:table-cell office:value-type="string" office:value="Sodermanland">
            <text:p>Sodermanland</text:p>
          </table:table-cell>
          <table:table-cell office:value-type="string" office:value="radiocarbon">
            <text:p>radiocarbon</text:p>
          </table:table-cell>
          <table:table-cell office:value-type="string" office:value="St_9995">
            <text:p>St_9995</text:p>
          </table:table-cell>
          <table:table-cell office:value-type="float" office:value="59.18">
            <text:p>59.18</text:p>
          </table:table-cell>
          <table:table-cell office:value-type="float" office:value="16.24">
            <text:p>16.24</text:p>
          </table:table-cell>
          <table:table-cell office:value-type="float" office:value="6681.69816">
            <text:p>6681.69816</text:p>
          </table:table-cell>
          <table:table-cell office:value-type="float" office:value="175.0">
            <text:p>1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5">
            <text:p>45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Robertsson1991,RosentauEtal2021">
            <text:p>Robertsson199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